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Controller.incremen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ontroller.Switch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ontroller.getSelectionAsI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witchController.setSelection( String inpu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ontroller.scanControllerNames( String s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witchControll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itchController.get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